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6" style:family="table" style:master-page-name="Standard">
      <style:table-properties style:width="17.96cm" fo:margin-left="0.012cm" fo:margin-right="0.03cm" style:page-number="auto" table:align="margins" style:writing-mode="lr-tb"/>
    </style:style>
    <style:style style:name="Tableau6.A" style:family="table-column">
      <style:table-column-properties style:column-width="9.186cm" style:rel-column-width="33518*"/>
    </style:style>
    <style:style style:name="Tableau6.B" style:family="table-column">
      <style:table-column-properties style:column-width="8.774cm" style:rel-column-width="32017*"/>
    </style:style>
    <style:style style:name="Tableau6.1" style:family="table-row">
      <style:table-row-properties style:min-row-height="2.143cm"/>
    </style:style>
    <style:style style:name="Tableau6.A1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6.B1" style:family="table-cell">
      <style:table-cell-properties style:vertical-align="middle" fo:background-color="#cccccc" fo:padding="0.123cm" fo:border="0.05pt solid #000000" style:writing-mode="lr-tb">
        <style:background-image/>
      </style:table-cell-properties>
    </style:style>
    <style:style style:name="Tableau3" style:family="table">
      <style:table-properties style:width="17.993cm" fo:margin-left="0.009cm" fo:margin-right="0cm" table:align="margins" style:writing-mode="lr-tb"/>
    </style:style>
    <style:style style:name="Tableau3.A" style:family="table-column">
      <style:table-column-properties style:column-width="17.993cm" style:rel-column-width="65535*"/>
    </style:style>
    <style:style style:name="Tableau3.A1" style:family="table-cell">
      <style:table-cell-properties style:vertical-align="middle" fo:padding="0cm" fo:border="none"/>
    </style:style>
    <style:style style:name="Tableau3.A3" style:family="table-cell">
      <style:table-cell-properties fo:padding="0cm" fo:border="none"/>
    </style:style>
    <style:style style:name="Tableau3.A4" style:family="table-cell">
      <style:table-cell-properties fo:padding="0cm" fo:border="none"/>
    </style:style>
    <style:style style:name="Tableau3.A5" style:family="table-cell">
      <style:table-cell-properties fo:padding="0cm" fo:border="none"/>
    </style:style>
    <style:style style:name="Tableau3.A6" style:family="table-cell">
      <style:table-cell-properties fo:padding="0cm" fo:border="none"/>
    </style:style>
    <style:style style:name="Tableau2" style:family="table">
      <style:table-properties style:width="17.993cm" table:align="margins" style:writing-mode="lr-tb"/>
    </style:style>
    <style:style style:name="Tableau2.A" style:family="table-column">
      <style:table-column-properties style:column-width="17.993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.967cm" fo:margin-left="0.035cm" fo:margin-right="0cm" table:align="margins" style:writing-mode="lr-tb"/>
    </style:style>
    <style:style style:name="Tableau1.A" style:family="table-column">
      <style:table-column-properties style:column-width="17.967cm" style:rel-column-width="65535*"/>
    </style:style>
    <style:style style:name="Tableau1.A1" style:family="table-cell">
      <style:table-cell-properties style:vertical-align="middle" fo:padding="0cm" fo:border="none"/>
    </style:style>
    <style:style style:name="Tableau1.A3" style:family="table-cell">
      <style:table-cell-properties fo:padding="0cm" fo:border="none"/>
    </style:style>
    <style:style style:name="Tableau1.A4" style:family="table-cell">
      <style:table-cell-properties fo:padding="0cm" fo:border="none"/>
    </style:style>
    <style:style style:name="Tableau1.A5" style:family="table-cell">
      <style:table-cell-properties fo:padding="0cm" fo:border="none"/>
    </style:style>
    <style:style style:name="Tableau1.A6" style:family="table-cell">
      <style:table-cell-properties fo:padding="0cm" fo:border="none"/>
    </style:style>
    <style:style style:name="Tableau4" style:family="table">
      <style:table-properties style:width="17.967cm" table:align="margins" style:writing-mode="lr-tb"/>
    </style:style>
    <style:style style:name="Tableau4.A" style:family="table-column">
      <style:table-column-properties style:column-width="17.96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0000" style:font-name="Arial" fo:language="zxx" fo:country="none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0000" style:font-name="Arial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9pt" fo:language="zxx" fo:country="none" fo:font-weight="bol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style:snap-to-layout-grid="false"/>
      <style:text-properties fo:color="#000000" style:font-name="Arial" fo:font-size="9pt" fo:language="zxx" fo:country="none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Table_20_Contents">
      <style:paragraph-properties style:line-height-at-least="0.049cm" fo:text-align="end" style:justify-single-word="false" style:shadow="none"/>
    </style:style>
    <style:style style:name="P14" style:family="paragraph" style:parent-style-name="Table_20_Contents">
      <style:paragraph-properties style:line-height-at-least="0.049cm" fo:text-align="start" style:justify-single-word="false" style:shadow="none"/>
    </style:style>
    <style:style style:name="P15" style:family="paragraph" style:parent-style-name="Table_20_Contents">
      <style:paragraph-properties fo:line-height="100%" style:shadow="none"/>
    </style:style>
    <style:style style:name="P16" style:family="paragraph" style:parent-style-name="Standard">
      <style:paragraph-properties fo:line-height="150%" style:shadow="non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Header">
      <style:paragraph-properties fo:text-align="center" style:justify-single-word="false" fo:background-color="#e6e6ff" style:snap-to-layout-grid="false">
        <style:background-image/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Contents_20_2">
      <style:paragraph-properties>
        <style:tab-stops>
          <style:tab-stop style:position="17.579cm" style:type="right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156cm" style:type="right"/>
        </style:tab-stops>
      </style:paragraph-properties>
    </style:style>
    <style:style style:name="P21" style:family="paragraph" style:parent-style-name="Table_20_Contents">
      <style:paragraph-properties fo:line-height="100%" fo:padding="0cm" fo:border-left="none" fo:border-right="none" fo:border-top="none" fo:border-bottom="0.06pt solid #000000" style:shadow="none"/>
    </style:style>
    <style:style style:name="P22" style:family="paragraph" style:parent-style-name="Table_20_Contents">
      <style:paragraph-properties fo:line-height="100%" fo:padding="0cm" fo:border-left="none" fo:border-right="none" fo:border-top="none" fo:border-bottom="0.06pt solid #000000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50%" fo:padding="0cm" fo:border-left="none" fo:border-right="none" fo:border-top="none" fo:border-bottom="0.06pt solid #000000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Heading_20_2">
      <style:paragraph-properties>
        <style:tab-stops>
          <style:tab-stop style:position="1.588cm"/>
          <style:tab-stop style:position="13.547cm" style:type="right"/>
          <style:tab-stop style:position="14.288cm" style:type="right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Arial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53381120" text:id="ct153381120">
          <text:insertion>
            <office:change-info>
              <dc:creator>NUYENS </dc:creator>
              <dc:date>2011-01-05T11:54:00</dc:date>
            </office:change-info>
          </text:insertion>
        </text:changed-region>
        <text:changed-region xml:id="ct169181016" text:id="ct169181016">
          <text:insertion>
            <office:change-info>
              <dc:creator>NUYENS </dc:creator>
              <dc:date>2010-11-26T14:22:00</dc:date>
            </office:change-info>
          </text:insertion>
        </text:changed-region>
        <text:changed-region xml:id="ct157902272" text:id="ct157902272">
          <text:insertion>
            <office:change-info>
              <dc:creator>NUYENS </dc:creator>
              <dc:date>2010-11-26T14:22:00</dc:date>
            </office:change-info>
          </text:insertion>
        </text:changed-region>
        <text:changed-region xml:id="ct170233752" text:id="ct170233752">
          <text:insertion>
            <office:change-info>
              <dc:creator>NUYENS </dc:creator>
              <dc:date>2011-01-21T13:57:00</dc:date>
            </office:change-info>
          </text:insertion>
        </text:changed-region>
        <text:changed-region xml:id="ct153254328" text:id="ct153254328">
          <text:insertion>
            <office:change-info>
              <dc:creator>NUYENS </dc:creator>
              <dc:date>2011-04-29T12:48:00</dc:date>
            </office:change-info>
          </text:insertion>
        </text:changed-region>
        <text:changed-region xml:id="ct152247416" text:id="ct152247416">
          <text:insertion>
            <office:change-info>
              <dc:creator>NUYENS </dc:creator>
              <dc:date>2011-01-21T14:03:00</dc:date>
            </office:change-info>
          </text:insertion>
        </text:changed-region>
        <text:changed-region xml:id="ct169141680" text:id="ct169141680">
          <text:insertion>
            <office:change-info>
              <dc:creator>NUYENS </dc:creator>
              <dc:date>2011-01-21T16:17:00</dc:date>
            </office:change-info>
          </text:insertion>
        </text:changed-region>
        <text:changed-region xml:id="ct153314160" text:id="ct153314160">
          <text:insertion>
            <office:change-info>
              <dc:creator>NUYENS </dc:creator>
              <dc:date>2011-01-26T10:35:00</dc:date>
            </office:change-info>
          </text:insertion>
        </text:changed-region>
        <text:changed-region xml:id="ct151277144" text:id="ct151277144">
          <text:insertion>
            <office:change-info>
              <dc:creator>NUYENS </dc:creator>
              <dc:date>2011-02-15T11:50:00</dc:date>
            </office:change-info>
          </text:insertion>
        </text:changed-region>
        <text:changed-region xml:id="ct171686856" text:id="ct171686856">
          <text:insertion>
            <office:change-info>
              <dc:creator>NUYENS </dc:creator>
              <dc:date>2011-04-29T12:49:00</dc:date>
            </office:change-info>
          </text:insertion>
        </text:changed-region>
        <text:changed-region xml:id="ct152845952" text:id="ct152845952">
          <text:insertion>
            <office:change-info>
              <dc:creator>NUYENS </dc:creator>
              <dc:date>2011-02-15T11:50:00</dc:date>
            </office:change-info>
          </text:insertion>
        </text:changed-region>
        <text:changed-region xml:id="ct153249712" text:id="ct153249712">
          <text:insertion>
            <office:change-info>
              <dc:creator>NUYENS </dc:creator>
              <dc:date>2011-02-15T11:51:00</dc:date>
            </office:change-info>
          </text:insertion>
        </text:changed-region>
        <text:changed-region xml:id="ct173871648" text:id="ct173871648">
          <text:insertion>
            <office:change-info>
              <dc:creator>NUYENS </dc:creator>
              <dc:date>2011-02-15T11:51:00</dc:date>
            </office:change-info>
          </text:insertion>
        </text:changed-region>
        <text:changed-region xml:id="ct151968960" text:id="ct151968960">
          <text:insertion>
            <office:change-info>
              <dc:creator>NUYENS </dc:creator>
              <dc:date>2011-02-15T11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LA LOUVIERE</text:p>
            <text:p text:style-name="P8">PROVINCE DU HAINAUT</text:p>
            <text:p text:style-name="P11">Ville de La Louvière</text:p>
            <text:p text:style-name="P11">Hôtel de Ville – Place Communale</text:p>
            <text:p text:style-name="P11">7100 La Louvière</text:p>
            <text:p text:style-name="P11">Ville de La Louvière – Hôtel de Ville – Place Communale</text:p>
            <text:p text:style-name="P11">Tel: 064/27.78.11 Fax: 064/27.79.97</text:p>
          </table:table-cell>
          <table:table-cell table:style-name="Tableau6.B1" office:value-type="string">
            <text:p text:style-name="P18">Ordre du jour</text:p>
            <text:p text:style-name="P18"><text:change-start text:change-id="ct153381120"/>self.portal_plonemeeting.getMeetingConfig(self).getFolderTitle()<text:change-end text:change-id="ct153381120"/></text:p>
          </table:table-cell>
        </table:table-row>
      </table:table>
      <text:p text:style-name="P6"/>
      <text:p text:style-name="P6">Ordre du jour de la séance du Collège Communal du <text:change-start text:change-id="ct169181016"/>self.getMeetingStartDate(self)[0]<text:change-end text:change-id="ct169181016"/></text:p>
      <text:p text:style-name="P6">Heure prévue du début de séance : <text:change-start text:change-id="ct157902272"/>self.getMeetingStartDate(self)[1]<text:change-end text:change-id="ct157902272"/></text:p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tab-stop style:type="left" style:position="0cm" style:leader-char=" "/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item.getItemNumber(relativeTo='meeting') <text:s/>item.getProposingGroup() / item.getItemReference() <text:s text:c="2"/>item.getRespCat(item)<text:tab/></text:p>
          <text:p text:style-name="P20">Objet : item.Title()<text:tab/>2</text:p>
        </text:index-body>
      </text:table-of-content>
      <text:p text:style-name="P12">(</text:p>
      <text:p text:style-name="P17"/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<draw:line text:anchor-type="paragraph" draw:z-index="0" draw:style-name="gr1" draw:text-style-name="P27" svg:x1="-7.749cm" svg:y1="0.392cm" svg:x2="10.137cm" svg:y2="0.392cm"><text:p/></draw:line><office:annotation><dc:creator>NUYENS </dc:creator><dc:date>2010-11-26T14:30:11</dc:date><text:p><text:span text:style-name="T7">do table for item in self.getAllItemsGen(self,late=False,toDiscuss=False,uids=itemUids)</text:span></text:p></office:annotation></text:p>
            <text:p text:style-name="P13"/>
          </table:table-cell>
        </table:table-row>
        <table:table-row>
          <table:table-cell table:style-name="Tableau3.A1" office:value-type="string">
            <text:h text:style-name="P25" text:outline-level="2" text:is-list-header="true"><text:change-start text:change-id="ct170233752"/>item.getItemNumber(relativeTo='meeting')<text:change-end text:change-id="ct170233752"/><text:span text:style-name="T4"> <text:tab/></text:span><text:change-start text:change-id="ct153254328"/><text:span text:style-name="T4">self.displayValue(item.listProposingGroup(), item.getProposingGroup())</text:span><text:change-end text:change-id="ct153254328"/><text:span text:style-name="T4"> / </text:span><text:change-start text:change-id="ct152247416"/><text:span text:style-name="T4">item.getItemReference()</text:span><text:change-end text:change-id="ct152247416"/><text:span text:style-name="T4"> <text:tab/><text:tab/></text:span><text:change-start text:change-id="ct169141680"/><text:span text:style-name="T4">item.getRespCat(item)</text:span><text:change-end text:change-id="ct169141680"/></text:h>
            <text:h text:style-name="Heading_20_3" text:outline-level="3" text:is-list-header="true"><text:span text:style-name="T6">Objet </text:span><text:span text:style-name="T4">: </text:span><text:change-start text:change-id="ct153314160"/><text:span text:style-name="T4">item.Title()</text:span><text:change-end text:change-id="ct153314160"/></text:h>
            <text:p text:style-name="P9"/>
            <text:p text:style-name="P9"/>
          </table:table-cell>
        </table:table-row>
        <table:table-row>
          <table:table-cell table:style-name="Tableau3.A6" office:value-type="string">
            <text:p text:style-name="P21"/>
            <text:p text:style-name="P21"/>
            <text:p text:style-name="P22">DESCRIPTION</text:p>
          </table:table-cell>
        </table:table-row>
        <table:table-row>
          <table:table-cell table:style-name="Tableau3.A6" office:value-type="string">
            <text:p text:style-name="P16"/>
            <text:p text:style-name="P16"><office:annotation><dc:date>2007-10-31T00:00:00</dc:date><text:p>do text </text:p><text:p>from xhtml(item.Description())</text:p></office:annotation>Description </text:p>
            <text:p text:style-name="P16"/>
          </table:table-cell>
        </table:table-row>
        <table:table-row>
          <table:table-cell table:style-name="Tableau3.A6" office:value-type="string">
            <text:p text:style-name="P23"><office:annotation><dc:creator>NUYENS </dc:creator><dc:date>2011-05-19T13:50:13</dc:date><text:p text:style-name="P26"><text:span text:style-name="T8">do row if item.getBudgetInfos()</text:span></text:p></office:annotation>INFORMATIONS BUDGETAIRES</text:p>
            <text:p text:style-name="P16"/>
            <text:p text:style-name="P16"><office:annotation><dc:creator>NUYENS </dc:creator><dc:date>2011-05-19T13:49:05</dc:date><text:p text:style-name="P26"><text:span text:style-name="T8">do text</text:span></text:p><text:p text:style-name="P26"><text:span text:style-name="T8">from xhtml(item.getBudgetInfos())</text:span></text:p></office:annotation>InfoBudget</text:p>
            <text:p text:style-name="P16"/>
          </table:table-cell>
        </table:table-row>
        <table:table-row>
          <table:table-cell table:style-name="Tableau3.A6" office:value-type="string">
            <text:p text:style-name="P23">PROJET DE DELIBERATION</text:p>
            <text:p text:style-name="P16"/>
            <text:p text:style-name="P16"><office:annotation><dc:date>2007-10-31T00:00:00</dc:date><text:p>do text </text:p><text:p>from xhtml(item.getDeliberation())</text:p></office:annotation>Délibération</text:p>
            <text:p text:style-name="P16"/>
            <text:p text:style-name="P16"/>
            <text:p text:style-name="P16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4">Décision : </text:p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</table:table-cell>
              </table:table-row>
            </table:table>
            <text:p text:style-name="P16"/>
          </table:table-cell>
        </table:table-row>
      </table:table>
      <text:p text:style-name="Standard"/>
      <text:p text:style-name="P7"><office:annotation><dc:date>2007-10-31T00:00:00</dc:date><text:p>do text if <text:span text:style-name="T8">self.getAllItemsGen(self,late=True,toDiscuss=False,uids=itemUids)</text:span></text:p></office:annotation>Points ajoutés à la séance après gel de celle-ci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<draw:line text:anchor-type="paragraph" draw:z-index="1" draw:style-name="gr1" draw:text-style-name="P27" svg:x1="-7.742cm" svg:y1="0.392cm" svg:x2="10.144cm" svg:y2="0.392cm"><text:p/></draw:line><office:annotation><dc:creator>NUYENS </dc:creator><dc:date>2010-11-26T14:30:11</dc:date><text:p><text:span text:style-name="T7">do table for item in </text:span><text:span text:style-name="T8">self.getAllItemsGen(self,late=True,toDiscuss=False,uids=itemUids)</text:span></text:p></office:annotation></text:p>
            <text:p text:style-name="P13"/>
          </table:table-cell>
        </table:table-row>
        <table:table-row>
          <table:table-cell table:style-name="Tableau1.A1" office:value-type="string">
            <text:h text:style-name="P25" text:outline-level="2" text:is-list-header="true"><text:change-start text:change-id="ct151277144"/><text:span text:style-name="T5">item.getItemNumber(relativeTo='meeting')</text:span><text:change-end text:change-id="ct151277144"/><text:span text:style-name="T4"> </text:span><text:change-start text:change-id="ct171686856"/><text:span text:style-name="T4">self.displayValue(item.listProposingGroup(), item.getProposingGroup())</text:span><text:change-end text:change-id="ct171686856"/><text:change-start text:change-id="ct152845952"/><text:span text:style-name="T4"> </text:span><text:change-end text:change-id="ct152845952"/><text:span text:style-name="T4">/ </text:span><text:change-start text:change-id="ct153249712"/><text:span text:style-name="T4">item.getItemReference() </text:span><text:change-end text:change-id="ct153249712"/><text:span text:style-name="T4"><text:tab/><text:tab/></text:span><text:change-start text:change-id="ct173871648"/><text:span text:style-name="T4">item.getRespCat(item)</text:span><text:change-end text:change-id="ct173871648"/></text:h>
            <text:h text:style-name="Heading_20_3" text:outline-level="3" text:is-list-header="true"><text:span text:style-name="T6">Objet</text:span><text:span text:style-name="T4"> : </text:span><text:change-start text:change-id="ct151968960"/><text:span text:style-name="T4">item.Title()</text:span><text:change-end text:change-id="ct151968960"/></text:h>
          </table:table-cell>
        </table:table-row>
        <table:table-row>
          <table:table-cell table:style-name="Tableau1.A6" office:value-type="string">
            <text:p text:style-name="P15"/>
            <text:p text:style-name="P22">DESCRIPTION</text:p>
          </table:table-cell>
        </table:table-row>
        <table:table-row>
          <table:table-cell table:style-name="Tableau1.A6" office:value-type="string">
            <text:p text:style-name="P16"/>
            <text:p text:style-name="P16"><office:annotation><dc:date>2007-10-31T00:00:00</dc:date><text:p>do text </text:p><text:p>from xhtml(item.Description())</text:p></office:annotation>Description </text:p>
            <text:p text:style-name="P16"/>
          </table:table-cell>
        </table:table-row>
        <table:table-row>
          <table:table-cell table:style-name="Tableau1.A6" office:value-type="string">
            <text:p text:style-name="P23"><office:annotation><dc:creator>NUYENS </dc:creator><dc:date>2011-05-19T13:50:13</dc:date><text:p text:style-name="P26"><text:span text:style-name="T8">do row if item.getBudgetInfos()</text:span></text:p></office:annotation>INFORMATIONS BUDGETAIRES</text:p>
            <text:p text:style-name="P16"/>
            <text:p text:style-name="P16"><office:annotation><dc:creator>NUYENS </dc:creator><dc:date>2011-05-19T13:49:05</dc:date><text:p text:style-name="P26"><text:span text:style-name="T8">do text</text:span></text:p><text:p text:style-name="P26"><text:span text:style-name="T8">from xhtml(item.getBudgetInfos())</text:span></text:p></office:annotation>InfoBudget</text:p>
            <text:p text:style-name="P16"><text:soft-page-break/></text:p>
          </table:table-cell>
        </table:table-row>
        <table:table-row>
          <table:table-cell table:style-name="Tableau1.A6" office:value-type="string">
            <text:p text:style-name="P23">PROJET DE DELIBERATION</text:p>
            <text:p text:style-name="P16"/>
            <text:p text:style-name="P16"><office:annotation><dc:date>2007-10-31T00:00:00</dc:date><text:p>do text </text:p><text:p>from xhtml(item.getDecision())</text:p></office:annotation>Decision </text:p>
            <text:p text:style-name="P16"/>
            <text:p text:style-name="P16"/>
            <text:p text:style-name="P16"/>
            <text:p text:style-name="P16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4">Décision : </text:p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</table:table-cell>
              </table:table-row>
            </table:table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style:shadow="none" fo:keep-with-next="always"/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22cm" fo:margin-bottom="0.109cm" style:page-number="auto" fo:keep-with-next="always" text:number-lines="false" text:line-number="0">
        <style:tab-stops>
          <style:tab-stop style:position="1.588cm"/>
        </style:tab-stops>
      </style:paragraph-properties>
      <style:text-properties fo:font-variant="normal" fo:text-transform="none" style:font-name="Arial1" fo:font-size="12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>
      <style:text-properties style:font-name="Arial2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line-height="150%" fo:text-indent="0cm" style:auto-text-indent="false"/>
      <style:text-properties style:font-name="Arial2" fo:font-size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cm" fo:margin-right="0cm" fo:margin-top="0cm" fo:margin-bottom="0cm" fo:line-height="150%" fo:text-indent="0cm" style:auto-text-indent="false"/>
      <style:text-properties style:font-name="Arial2" fo:font-size="11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background-color="#c0c0c0" text:number-lines="false" text:line-number="0">
        <style:tab-stops/>
        <style:background-image/>
      </style:paragraph-properties>
      <style:text-properties style:use-window-font-color="true" style:font-name="Arial1" fo:font-size="14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7" style:family="table">
      <style:table-properties style:width="17.956cm" fo:margin-left="0.012cm" fo:margin-right="0.034cm" table:align="margins" style:writing-mode="lr-tb"/>
    </style:style>
    <style:style style:name="Tableau7.A" style:family="table-column">
      <style:table-column-properties style:column-width="5.958cm" style:rel-column-width="21745*"/>
    </style:style>
    <style:style style:name="Tableau7.B" style:family="table-column">
      <style:table-column-properties style:column-width="6.077cm" style:rel-column-width="22180*"/>
    </style:style>
    <style:style style:name="Tableau7.C" style:family="table-column">
      <style:table-column-properties style:column-width="5.921cm" style:rel-column-width="21610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0000" style:font-name="Arial" fo:language="zxx" fo:country="none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0000" style:font-name="Arial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000000" style:font-name="Arial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2"><text:span text:style-name="Internet_20_link"><text:span text:style-name="MT1">Ordre du jour</text:span></text:span></text:p>
            </table:table-cell>
            <table:table-cell table:style-name="Tableau7.A1" office:value-type="string">
              <text:p text:style-name="MP3"/>
            </table:table-cell>
            <table:table-cell table:style-name="Tableau7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1-24T15:14:18</meta:creation-date>
    <dc:date>2012-09-19T12:14:04</dc:date>
    <dc:language>fr-BE</dc:language>
    <meta:editing-cycles>155</meta:editing-cycles>
    <meta:editing-duration>P1DT17H38M6S</meta:editing-duration>
    <dc:creator>Gauthier Bastien</dc:creator>
    <meta:document-statistic meta:table-count="6" meta:image-count="0" meta:object-count="0" meta:page-count="3" meta:paragraph-count="38" meta:word-count="135" meta:character-count="1214" meta:non-whitespace-character-count="111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